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Proximity, Concept... 19 Mar. 2026</text:span></text:p>
      <text:p text:style-name="Normal"/>
      <text:p text:style-name="Normal">## Note: It is, basically, a personal reflection and a vaguely defined concept. The goal, indeed, was not to make it accessible to others or present definitive answers; if anything, it was to provoke thought.</text:p>
      <text:p text:style-name="Normal"/>
      <text:p text:style-name="Normal">Proximity–metaphysical proximity, if you will–is in itself a relatively simple concept I myself came up with; although it may not be of use, it is an interesting framing of associative machine introduced by Daniel Kahneman–which is the only alternative I know of that this concept can be compared with.</text:p>
      <text:p text:style-name="Normal"/>
      <text:p text:style-name="Normal">There are fewer ideas related to it.</text:p>
      <text:p text:style-name="Normal"/>
      <text:p text:style-name="Normal">First of all, let’s elevate the concept of thought, feeling or emotion to something more absolute; precisely, to what is defined by your mind as such. Here, I will address it as “unit”. In a set of them–which I will refer to as atmosphere–every member can be associated with every other member. In the same way, any set of, any amount, of any members can be associated with any other one.</text:p>
      <text:p text:style-name="Normal"/>
      <text:p text:style-name="Normal">With the amount of currently evoked associations, their brightness due to nearness to the evoker, and vividness through repeated beforehand exposure heightening, the unit in-the-making or a set thereof is getting “closer” to entering the perceived atmosphere as its member.</text:p>
      <text:p text:style-name="Normal"/>
      <text:p text:style-name="Normal">That is proximity.</text:p>
      <text:p text:style-name="Normal"/>
      <text:p text:style-name="Normal">I expect it to be possible to define it by the number of associations and their brightness. Provided we have means to do so, it assumes proximity can be–in some way or another–measured, calculated, and compared with other proximities to other states or atmospheres. It is also worth mentioning that the higher proximity is, the easier it is to visualize the assumed ending result.</text:p>
      <text:p text:style-name="Normal"/>
      <text:p text:style-name="Normal">One example of getting “closer” to a singular state–unit–is temperature. The colder it is, the easier it is to imagine frost and numbness of your fingers. And on the contrary, the hotter it is, the easier it is to imagine heat and your skin getting burned by it. Another one would be feeling your fingers penetrate your skin while pressing on it with them.</text:p>
      <text:p text:style-name="Normal"/>
      <text:p text:style-name="Normal">Of getting “closer” to a particular set of units, a great example would be a decreasing sense of misery letting brighter thoughts and feelings take over your mood and result in eventual immersion into the celebrating atmosphere on December 31st.</text:p>
      <text:p text:style-name="Normal"/>
      <text:p text:style-name="Normal">Assume it to have a will of its own, the essence and goal of proximity–of this concept–would be in becoming whole with you. Metaphysical objects of the like have no clear forms and, therefore, borders. It allows them to enter something just as fluid and indefinite as them, and eventually, as I call it, turn indispensable to your current state of mind–your consciousness–and become coherent whole with it.</text:p>
      <text:p text:style-name="Normal"/>
      <text:p text:style-name="Normal">Hence, proximity.</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